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lide title</text:p>
          </draw:text-box>
        </draw:frame>
        <draw:frame presentation:style-name="pr2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First bullet</text:p>
                <text:list>
                  <text:list-item>
                    <text:p>Nested L1</text:p>
                  </text:list-item>
                  <text:list-item>
                    <text:p>Again L1</text:p>
                    <text:list>
                      <text:list-item>
                        <text:p>Nested L2</text:p>
                      </text:list-item>
                    </text:list>
                  </text:list-item>
                </text:list>
              </text:list-item>
              <text:list-item>
                <text:p>Second bullet</text:p>
                <text:list>
                  <text:list-item>
                    <text:p>Second L1</text:p>
                    <text:list>
                      <text:list-item>
                        <text:p>Now L2</text:p>
                      </text:list-item>
                      <text:list-item>
                        <text:p>Again L2</text:p>
                        <text:list>
                          <text:list-item>
                            <text:p>L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erten</meta:initial-creator>
    <meta:creation-date>2013-07-18T14:49:43</meta:creation-date>
    <dc:date>2013-07-18T16:09:05</dc:date>
    <dc:creator>Stefan Merten</dc:creator>
    <meta:editing-duration>PT45M28S</meta:editing-duration>
    <meta:editing-cycles>6</meta:editing-cycles>
    <meta:generator>LibreOffice/3.5$Linux_x86 LibreOffice_project/350m1$Build-2</meta:generator>
    <meta:document-statistic meta:object-count="25"/>
  </office:meta>
</office:document-meta>
</file>